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11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rogMedica" table:style-name="ta1" table:print="false">
        <office:forms form:automatic-focus="false" form:apply-design-mode="false"/>
        <table:table-column table:style-name="co1" table:number-columns-repeated="10" table:default-cell-style-name="Normal_5f_GalenHos"/>
        <table:table-column table:style-name="co2" table:number-columns-repeated="3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number-columns-repeated="36" table:default-cell-style-name="ce5"/>
        <table:table-column table:style-name="co6" table:number-columns-repeated="205" table:default-cell-style-name="Normal_5f_GalenHos"/>
        <table:table-row table:style-name="ro1">
          <table:table-cell table:style-name="ce1"/>
          <table:table-cell table:number-columns-repeated="14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1"/>
          <table:table-cell table:number-columns-repeated="14"/>
          <table:table-cell table:style-name="ce1" office:value-type="string">
            <text:p>PROGRAMACION DE <text:s/>TURNOS,GUARDIAS Y HORARIOS</text:p>
          </table:table-cell>
          <table:table-cell table:style-name="Normal_5f_GalenHos" table:number-columns-repeated="35"/>
          <table:table-cell table:number-columns-repeated="205"/>
        </table:table-row>
        <table:table-row table:style-name="ro1">
          <table:table-cell table:number-columns-repeated="15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1" office:value-type="string">
            <text:p>ESTABLECIMIENTO</text:p>
          </table:table-cell>
          <table:table-cell table:number-columns-repeated="14"/>
          <table:table-cell table:style-name="Normal_5f_GalenHos" table:number-columns-repeated="12"/>
          <table:table-cell table:style-name="Normal_5f_GalenHos" office:value-type="string">
            <text:p>Del</text:p>
          </table:table-cell>
          <table:table-cell table:style-name="Normal_5f_GalenHos" table:number-columns-repeated="7"/>
          <table:table-cell table:style-name="Normal_5f_GalenHos" office:value-type="string">
            <text:p>Al</text:p>
          </table:table-cell>
          <table:table-cell table:style-name="Normal_5f_GalenHos" table:number-columns-repeated="15"/>
          <table:table-cell table:number-columns-repeated="205"/>
        </table:table-row>
        <table:table-row table:style-name="ro1">
          <table:table-cell table:style-name="ce1" office:value-type="string">
            <text:p>DEPARTAMENTO, SERVICIO o UNIDAD</text:p>
          </table:table-cell>
          <table:table-cell table:number-columns-repeated="14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number-columns-repeated="15"/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2" office:value-type="string" table:number-columns-spanned="13" table:number-rows-spanned="1">
            <text:p>APELLIDOS Y NOMBRES</text:p>
          </table:table-cell>
          <table:covered-table-cell table:number-columns-repeated="12" table:style-name="ce3"/>
          <table:table-cell table:style-name="ce3" office:value-type="string">
            <text:p>CODIGO</text:p>
          </table:table-cell>
          <table:table-cell table:style-name="ce4" office:value-type="string">
            <text:p>Hrs</text:p>
          </table:table-cell>
          <table:table-cell table:style-name="Normal_5f_GalenHos" table:number-columns-repeated="36"/>
          <table:table-cell table:number-columns-repeated="205"/>
        </table:table-row>
        <table:table-row table:style-name="ro1">
          <table:table-cell table:style-name="ce2" table:number-columns-spanned="13" table:number-rows-spanned="1"/>
          <table:covered-table-cell table:number-columns-repeated="12" table:style-name="ce3"/>
          <table:table-cell table:style-name="ce3"/>
          <table:table-cell table:style-name="ce3" office:value-type="string">
            <text:p>TOTAL</text:p>
          </table:table-cell>
          <table:table-cell table:style-name="Normal_5f_GalenHos" table:number-columns-repeated="36"/>
          <table:table-cell table:number-columns-repeated="205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svg:height="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4" style:family="text">
      <style:text-properties fo:color="#000000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7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5:0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gMedica" style:display-name="PageStyle_ProgMedica" style:page-layout-name="Mpm3">
      <style:header>
        <style:region-right>
          <text:p><text:span text:style-name="MT2">Fecha:</text:span><text:span text:style-name="MT3"><text:date style:data-style-name="N2" text:date-value="2014-07-25">25/07/2014</text:date></text:span><text:span text:style-name="MT4"> </text:span></text:p>
          <text:p><text:span text:style-name="MT4">Pag <text:s/>Nº: </text:span><text:span text:style-name="MT3"><text:s/></text:span><text:span text:style-name="MT3"><text:page-number>1</text:page-number></text:span><text:span text:style-name="MT3">/</text:span><text:span text:style-name="MT3"><text:page-count>99</text:page-count></text:span></text:p>
          <text:p><text:span text:style-name="MT4">Hora:</text:span><text:span text:style-name="MT3"> </text:span><text:span text:style-name="MT3"><text:time>17:25:01</text:time></text:span></text:p>
        </style:region-right>
      </style:header>
      <style:header-left style:display="false">
        <style:region-right>
          <text:p><text:span text:style-name="MT5">Fecha:</text:span><text:span text:style-name="MT6"><text:date style:data-style-name="N2" text:date-value="2014-07-25">25/07/2014</text:date></text:span><text:span text:style-name="MT7"> </text:span></text:p>
          <text:p><text:span text:style-name="MT7">Pag <text:s/>Nº: </text:span><text:span text:style-name="MT6"><text:s/></text:span><text:span text:style-name="MT6"><text:page-number>1</text:page-number></text:span><text:span text:style-name="MT6">/</text:span><text:span text:style-name="MT6"><text:page-count>99</text:page-count></text:span></text:p>
          <text:p><text:span text:style-name="MT7">Hora:</text:span><text:span text:style-name="MT6"> </text:span><text:span text:style-name="MT6"><text:time>17:25:01</text:tim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5:01.14</dc:date>
    <meta:generator>OpenOffice/4.0.0$Win32 OpenOffice.org_project/400m3$Build-9702</meta:generator>
    <meta:editing-duration>PT1M53S</meta:editing-duration>
    <meta:editing-cycles>2</meta:editing-cycles>
    <meta:document-statistic meta:table-count="4" meta:cell-count="9" meta:object-count="0"/>
  </office:meta>
</office:document-meta>
</file>